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50 ember</text:p>
          </table:table-cell>
          <table:table-cell office:value-type="string" calcext:value-type="string">
            <text:p>acélszög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ett</text:p>
          </table:table-cell>
          <table:table-cell office:value-type="string" calcext:value-type="string">
            <text:p>120-124</text:p>
          </table:table-cell>
          <table:table-cell office:value-type="string" calcext:value-type="string">
            <text:p>125-129</text:p>
          </table:table-cell>
          <table:table-cell office:value-type="string" calcext:value-type="string">
            <text:p>130-134</text:p>
          </table:table-cell>
          <table:table-cell office:value-type="string" calcext:value-type="string">
            <text:p>135-139</text:p>
          </table:table-cell>
          <table:table-cell office:value-type="string" calcext:value-type="string">
            <text:p>140-144</text:p>
          </table:table-cell>
          <table:table-cell office:value-type="string" calcext:value-type="string">
            <text:p>145-149</text:p>
          </table:table-cell>
          <table:table-cell office:value-type="string" calcext:value-type="string">
            <text:p>150-154</text:p>
          </table:table-cell>
          <table:table-cell office:value-type="string" calcext:value-type="string">
            <text:p>155-159</text:p>
          </table:table-cell>
          <table:table-cell/>
        </table:table-row>
        <table:table-row table:style-name="ro1">
          <table:table-cell office:value-type="string" calcext:value-type="string">
            <text:p>osztályközép</text:p>
          </table:table-cell>
          <table:table-cell office:value-type="float" office:value="122.5" calcext:value-type="float">
            <text:p>122,5</text:p>
          </table:table-cell>
          <table:table-cell office:value-type="float" office:value="127.5" calcext:value-type="float">
            <text:p>127,5</text:p>
          </table:table-cell>
          <table:table-cell office:value-type="float" office:value="132.5" calcext:value-type="float">
            <text:p>132,5</text:p>
          </table:table-cell>
          <table:table-cell office:value-type="float" office:value="137.5" calcext:value-type="float">
            <text:p>137,5</text:p>
          </table:table-cell>
          <table:table-cell office:value-type="float" office:value="142.5" calcext:value-type="float">
            <text:p>142,5</text:p>
          </table:table-cell>
          <table:table-cell office:value-type="float" office:value="147.5" calcext:value-type="float">
            <text:p>147,5</text:p>
          </table:table-cell>
          <table:table-cell office:value-type="float" office:value="152.5" calcext:value-type="float">
            <text:p>152,5</text:p>
          </table:table-cell>
          <table:table-cell office:value-type="float" office:value="157.5" calcext:value-type="float">
            <text:p>157,5</text:p>
          </table:table-cell>
          <table:table-cell/>
        </table:table-row>
        <table:table-row table:style-name="ro1">
          <table:table-cell office:value-type="string" calcext:value-type="string">
            <text:p>gyakorisá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átlag</text:p>
          </table:table-cell>
          <table:table-cell table:formula="of:=[.B4]*[.B5]" office:value-type="float" office:value="122.5" calcext:value-type="float">
            <text:p>122,5</text:p>
          </table:table-cell>
          <table:table-cell table:formula="of:=[.C4]*[.C5]" office:value-type="float" office:value="255" calcext:value-type="float">
            <text:p>255</text:p>
          </table:table-cell>
          <table:table-cell table:formula="of:=[.D4]*[.D5]" office:value-type="float" office:value="795" calcext:value-type="float">
            <text:p>795</text:p>
          </table:table-cell>
          <table:table-cell table:formula="of:=[.E4]*[.E5]" office:value-type="float" office:value="2337.5" calcext:value-type="float">
            <text:p>2337,5</text:p>
          </table:table-cell>
          <table:table-cell table:formula="of:=[.F4]*[.F5]" office:value-type="float" office:value="1425" calcext:value-type="float">
            <text:p>1425</text:p>
          </table:table-cell>
          <table:table-cell table:formula="of:=[.G4]*[.G5]" office:value-type="float" office:value="1032.5" calcext:value-type="float">
            <text:p>1032,5</text:p>
          </table:table-cell>
          <table:table-cell table:formula="of:=[.H4]*[.H5]" office:value-type="float" office:value="762.5" calcext:value-type="float">
            <text:p>762,5</text:p>
          </table:table-cell>
          <table:table-cell table:formula="of:=[.I4]*[.I5]" office:value-type="float" office:value="315" calcext:value-type="float">
            <text:p>315</text:p>
          </table:table-cell>
          <table:table-cell table:formula="of:=SUM([.B6:.I6])/50" office:value-type="float" office:value="140.9" calcext:value-type="float">
            <text:p>140,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ódusz</text:p>
          </table:table-cell>
          <table:table-cell office:value-type="string" calcext:value-type="string">
            <text:p>135-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án</text:p>
          </table:table-cell>
          <table:table-cell office:value-type="float" office:value="137.5" calcext:value-type="float">
            <text:p>137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jedelem</text:p>
          </table:table-cell>
          <table:table-cell office:value-type="string" calcext:value-type="string">
            <text:p>120-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zórás</text:p>
          </table:table-cell>
          <table:table-cell table:formula="of:=SQRT(SUM([.B13:.I13])/50)" office:value-type="float" office:value="4.59669446450381" calcext:value-type="float">
            <text:p>4,59669446450381</text:p>
          </table:table-cell>
          <table:table-cell table:number-columns-repeated="8"/>
        </table:table-row>
        <table:table-row table:style-name="ro1">
          <table:table-cell/>
          <table:table-cell table:formula="of:=[.$J$6]-[.B4]" office:value-type="float" office:value="18.4" calcext:value-type="float">
            <text:p>18,4</text:p>
          </table:table-cell>
          <table:table-cell table:formula="of:=[.$J$6]-[.C4]" office:value-type="float" office:value="13.4" calcext:value-type="float">
            <text:p>13,4</text:p>
          </table:table-cell>
          <table:table-cell table:formula="of:=[.$J$6]-[.D4]" office:value-type="float" office:value="8.40000000000001" calcext:value-type="float">
            <text:p>8,40000000000001</text:p>
          </table:table-cell>
          <table:table-cell table:formula="of:=[.$J$6]-[.E4]" office:value-type="float" office:value="3.40000000000001" calcext:value-type="float">
            <text:p>3,40000000000001</text:p>
          </table:table-cell>
          <table:table-cell table:formula="of:=[.$J$6]-[.F4]" office:value-type="float" office:value="-1.59999999999999" calcext:value-type="float">
            <text:p>-1,59999999999999</text:p>
          </table:table-cell>
          <table:table-cell table:formula="of:=[.$J$6]-[.G4]" office:value-type="float" office:value="-6.59999999999999" calcext:value-type="float">
            <text:p>-6,59999999999999</text:p>
          </table:table-cell>
          <table:table-cell table:formula="of:=[.$J$6]-[.H4]" office:value-type="float" office:value="-11.6" calcext:value-type="float">
            <text:p>-11,6</text:p>
          </table:table-cell>
          <table:table-cell table:formula="of:=[.$J$6]-[.I4]" office:value-type="float" office:value="-16.6" calcext:value-type="float">
            <text:p>-16,6</text:p>
          </table:table-cell>
          <table:table-cell/>
        </table:table-row>
        <table:table-row table:style-name="ro1">
          <table:table-cell/>
          <table:table-cell table:formula="of:=POWER([.B12];2)" office:value-type="float" office:value="338.56" calcext:value-type="float">
            <text:p>338,56</text:p>
          </table:table-cell>
          <table:table-cell table:formula="of:=POWER([.C12];2)" office:value-type="float" office:value="179.56" calcext:value-type="float">
            <text:p>179,56</text:p>
          </table:table-cell>
          <table:table-cell table:formula="of:=POWER([.D12];2)" office:value-type="float" office:value="70.5600000000001" calcext:value-type="float">
            <text:p>70,5600000000001</text:p>
          </table:table-cell>
          <table:table-cell table:formula="of:=POWER([.E12];2)" office:value-type="float" office:value="11.56" calcext:value-type="float">
            <text:p>11,56</text:p>
          </table:table-cell>
          <table:table-cell table:formula="of:=POWER([.F12];2)" office:value-type="float" office:value="2.55999999999998" calcext:value-type="float">
            <text:p>2,55999999999998</text:p>
          </table:table-cell>
          <table:table-cell table:formula="of:=POWER([.G12];2)" office:value-type="float" office:value="43.5599999999999" calcext:value-type="float">
            <text:p>43,5599999999999</text:p>
          </table:table-cell>
          <table:table-cell table:formula="of:=POWER([.H12];2)" office:value-type="float" office:value="134.56" calcext:value-type="float">
            <text:p>134,56</text:p>
          </table:table-cell>
          <table:table-cell table:formula="of:=POWER([.I12];2)" office:value-type="float" office:value="275.56" calcext:value-type="float">
            <text:p>275,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00.00.00</text:date>, <text:time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3T10:47:47.704361473</meta:creation-date>
    <dc:date>2025-10-13T11:20:54.873741400</dc:date>
    <meta:editing-duration>PT11M19S</meta:editing-duration>
    <meta:editing-cycles>4</meta:editing-cycles>
    <meta:generator>LibreOffice/25.2.3.2$Linux_X86_64 LibreOffice_project/520$Build-2</meta:generator>
    <meta:document-statistic meta:table-count="1" meta:cell-count="63" meta:object-count="0"/>
  </office:meta>
</office:document-meta>
</file>